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Number of Licensed Driver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66388">
            <text:p>6638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67498">
            <text:p>6749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68263">
            <text:p>6826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68975">
            <text:p>6897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69864">
            <text:p>6986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70334">
            <text:p>7033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71258">
            <text:p>712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